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da6" officeooo:paragraph-rsid="001e7da6"/>
    </style:style>
    <style:style style:name="P2" style:family="paragraph" style:parent-style-name="Standard">
      <style:text-properties officeooo:rsid="002004ac" officeooo:paragraph-rsid="00200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LINK: CRYSTAL EVENTS</text:p>
      <text:p text:style-name="Standard"/>
      <text:p text:style-name="Standard"><text:a xlink:type="simple" xlink:href="http://app.standout.digital/free/hk2002/ce" text:style-name="Internet_20_link" text:visited-style-name="Visited_20_Internet_20_Link">http://app.standout.digital/free/hk2002/ce</text:a></text:p>
      <text:p text:style-name="Standard"/>
      <text:p text:style-name="Standard"/>
      <text:p text:style-name="P1">STUDY OF WEBSITES:</text:p>
      <text:p text:style-name="P1"/>
      <text:p text:style-name="P1">wix.com</text:p>
      <text:p text:style-name="P1">godaddy.com</text:p>
      <text:p text:style-name="P1">weebly.com</text:p>
      <text:p text:style-name="P1">forbes.com</text:p>
      <text:p text:style-name="P1">yola.com</text:p>
      <text:p text:style-name="P1">standout.digital</text:p>
      <text:p text:style-name="P1"/>
      <text:p text:style-name="P2">standout app: </text:p>
      <text:p text:style-name="P2">https://app.standout.digital/my_si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4:54:45.611731408</meta:creation-date>
    <dc:date>2022-11-03T15:05:56.421912709</dc:date>
    <meta:editing-duration>PT1M</meta:editing-duration>
    <meta:editing-cycles>1</meta:editing-cycles>
    <meta:document-statistic meta:table-count="0" meta:image-count="0" meta:object-count="0" meta:page-count="1" meta:paragraph-count="11" meta:word-count="17" meta:character-count="201" meta:non-whitespace-character-count="194"/>
    <meta:generator>LibreOffice/6.4.7.2$Linux_X86_64 LibreOffice_project/40$Build-2</meta:generator>
  </office:meta>
</office:document-meta>
</file>